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itializerConfiguredViaMetaAnnotationTests.beansFromInitializerAndComposed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oConfigInitializer.initialize( GenericApplicationContext applica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